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List</text:p>
      <text:p text:style-name="P1"/>
      <text:p text:style-name="Standard"><text:span text:style-name="T2">New:</text:span></text:p>
      <text:p text:style-name="Standard"/>
      <text:p text:style-name="Standard"><text:span text:style-name="T2">Used:</text:span></text:p>
      <text:p text:style-name="Standard">Guake(terminal) OR Midnight Commander (One is a nice terminal overlay, the other provides crazy <text:tab/>fast file browsing using terminal</text:p>
      <text:p text:style-name="Standard">Tor Browser Bundle X</text:p>
      <text:p text:style-name="Standard">Okular X</text:p>
      <text:p text:style-name="Standard">SmartGit X</text:p>
      <text:p text:style-name="Standard">Playonlinux + Wine</text:p>
      <text:p text:style-name="Standard">Alarm Clock X</text:p>
      <text:p text:style-name="Standard">Skype X</text:p>
      <text:p text:style-name="Standard">VLC X</text:p>
      <text:p text:style-name="Standard">Dropbox X</text:p>
      <text:p text:style-name="Standard">Steam X</text:p>
      <text:p text:style-name="Standard">Ubuntu Restricted Extras X</text:p>
      <text:p text:style-name="Standard">Lastpass: Browser X</text:p>
      <text:p text:style-name="Standard">Plashplayer: Browser X</text:p>
      <text:p text:style-name="Standard">Gimp X</text:p>
      <text:p text:style-name="Standard">Google Talk Plugin X</text:p>
      <text:p text:style-name="Standard">Ubuntu Tweak X</text:p>
      <text:p text:style-name="Standard">Network Manager X</text:p>
      <text:p text:style-name="Standard">7-Zip X</text:p>
      <text:p text:style-name="Standard">Additional Drivers X</text:p>
      <text:p text:style-name="Standard">AdBlockPlus: Browser</text:p>
      <text:p text:style-name="Standard">FlashPlayer: Browser</text:p>
      <text:p text:style-name="Standard">Dconf-tools</text:p>
      <text:p text:style-name="Standard">CompizConfig Settings Manager (ccsm)</text:p>
      <text:p text:style-name="Standard">Replace (<text:span text:style-name="T1">.gconf .config .gnome2) with past files to maintain key-bindings and workspace layout.</text:span></text:p>
      <text:p text:style-name="P3">Audacity X</text:p>
      <text:p text:style-name="P3">Warzone 2100 X</text:p>
      <text:p text:style-name="P3">Inkskape X</text:p>
      <text:p text:style-name="P1"/>
      <text:p text:style-name="P2">Not Really Used:</text:p>
      <text:p text:style-name="Standard"/>
      <text:p text:style-name="Standard">Arduino IDE</text:p>
      <text:p text:style-name="Standard">Gbrainy</text:p>
      <text:p text:style-name="Standard">Nautilis + X-Nautilis Desktop</text:p>
      <text:p text:style-name="Standard">Minecraft</text:p>
      <text:p text:style-name="Standard">Synaptic Package Manager</text:p>
      <text:p text:style-name="Standard">Foxit Reader</text:p>
      <text:p text:style-name="Standard">Gparted Partition Editor</text:p>
      <text:p text:style-name="Standard">MyUnity</text:p>
      <text:p text:style-name="Standard">Alien</text:p>
      <text:p text:style-name="Standard">GanttProject</text:p>
      <text:p text:style-name="Standard">0 A.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cGuthrie </meta:initial-creator>
    <meta:creation-date>2013-09-04T09:32:16</meta:creation-date>
    <dc:date>2013-11-09T22:52:42</dc:date>
    <meta:editing-duration>PT13H31M</meta:editing-duration>
    <meta:editing-cycles>41</meta:editing-cycles>
    <meta:generator>LibreOffice/3.5$Linux_X86_64 LibreOffice_project/350m1$Build-2</meta:generator>
    <meta:document-statistic meta:table-count="0" meta:image-count="0" meta:object-count="0" meta:page-count="1" meta:paragraph-count="42" meta:word-count="125" meta:character-count="781" meta:non-whitespace-character-count="697"/>
  </office:meta>
</office:document-meta>
</file>